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Mono" svg:font-family="'Noto Mono'" style:font-family-generic="modern" style:font-pitch="fixed"/>
    <style:font-face style:name="Noto Mono4" svg:font-family="'Noto Mono'" style:font-adornments="标准" style:font-family-generic="modern" style:font-pitch="fixed"/>
    <style:font-face style:name="Liberation Sans1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微软雅黑" svg:font-family="微软雅黑" style:font-family-generic="modern" style:font-pitch="variable"/>
    <style:font-face style:name="微软雅黑 Light" svg:font-family="'微软雅黑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5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1" svg:font-family="微软雅黑" style:font-family-generic="roman" style:font-pitch="variable"/>
    <style:font-face style:name="微软雅黑 Light1" svg:font-family="'微软雅黑 Light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2" svg:font-family="微软雅黑" style:font-family-generic="swiss" style:font-pitch="variable"/>
    <style:font-face style:name="微软雅黑 Light2" svg:font-family="'微软雅黑 Light'" style:font-family-generic="swiss" style:font-pitch="variable"/>
    <style:font-face style:name="微软雅黑 Light3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3" svg:font-family="微软雅黑" style:font-family-generic="system" style:font-pitch="variable"/>
    <style:font-face style:name="微软雅黑 Light4" svg:font-family="'微软雅黑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top="0.2cm" fo:margin-bottom="0cm"/>
    </style:style>
    <style:style style:name="T1" style:family="text">
      <style:text-properties style:font-name="Noto Mono" style:font-name-asian="微软雅黑 Light3" style:font-weight-asian="250"/>
    </style:style>
    <style:style style:name="T2" style:family="text">
      <style:text-properties style:font-name="Noto Mono" style:font-name-asian="微软雅黑 Light3" style:font-size-asian="32pt" style:font-weight-asian="250"/>
    </style:style>
    <style:style style:name="T3" style:family="text">
      <style:text-properties style:font-name="Noto Mono" fo:font-size="28pt" style:font-name-asian="微软雅黑 Light3" style:font-size-asian="28pt" style:font-weight-asian="250" style:font-size-complex="28pt"/>
    </style:style>
    <style:style style:name="T4" style:family="text">
      <style:text-properties style:font-name="Noto Mono" fo:font-size="26pt" style:font-name-asian="微软雅黑 Light3" style:font-size-asian="26pt" style:font-weight-asian="250" style:font-size-complex="26pt"/>
    </style:style>
    <style:style style:name="T5" style:family="text">
      <style:text-properties style:font-name="Noto Mono" fo:font-size="20pt" style:font-name-asian="微软雅黑 Light3" style:font-size-asian="20pt" style:font-weight-asian="250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课程介绍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课程性质和定位</text:span>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目前本课程是一门选修课。</text:span></text:p>
              </text:list-item>
              <text:list-item>
                <text:p><text:span text:style-name="T1">课程内容对学习其他课程有帮助。</text:span></text:p>
              </text:list-item>
              <text:list-item>
                <text:p><text:span text:style-name="T1">本课程包括理论和实践部分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课程主要内容</text:span>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3">本课程主要是</text:span><text:span text:style-name="T3">Linux</text:span><text:span text:style-name="T3">系统基本使用。包括：</text:span></text:p>
                <text:list>
                  <text:list-item>
                    <text:p text:style-name="P4"><text:span text:style-name="T4">Linux</text:span><text:span text:style-name="T4">历史、发展现状、系统安装。</text:span></text:p>
                  </text:list-item>
                  <text:list-item>
                    <text:p text:style-name="P4"><text:span text:style-name="T4">shell</text:span><text:span text:style-name="T4">基础和常用命令。</text:span></text:p>
                  </text:list-item>
                  <text:list-item>
                    <text:p text:style-name="P4"><text:span text:style-name="T4">文件管理、用户管理、文件权限</text:span><text:span text:style-name="T4">···</text:span></text:p>
                  </text:list-item>
                  <text:list-item>
                    <text:p text:style-name="P4"><text:span text:style-name="T4">shell</text:span><text:span text:style-name="T4">脚本基础。</text:span></text:p>
                  </text:list-item>
                  <text:list-item>
                    <text:p text:style-name="P4"><text:span text:style-name="T4">CentOS</text:span><text:span text:style-name="T4">和</text:span><text:span text:style-name="T4">Ubuntu</text:span><text:span text:style-name="T4">的区别。</text:span></text:p>
                  </text:list-item>
                  <text:list-item>
                    <text:p text:style-name="P4"><text:span text:style-name="T4">Linux C</text:span><text:span text:style-name="T4">编程环境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课程地址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在线教程：</text:span></text:p>
                <text:p><text:span text:style-name="T5">https://m.w3xm.cn/lecture?id=linux-system</text:span></text:p>
              </text:list-item>
              <text:list-item>
                <text:p><text:span text:style-name="T1">github</text:span><text:span text:style-name="T1">课件：</text:span></text:p>
                <text:p><text:span text:style-name="T5">https://github.com/master-genius/linux-syst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如何学习</text:span>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1">学习</text:span><text:span text:style-name="T1">Linux</text:span><text:span text:style-name="T1">最好的方式就是去使用它。</text:span></text:p>
              </text:list-item>
              <text:list-item>
                <text:p><text:span text:style-name="T1">系统环境搭建可以是以下方式：</text:span></text:p>
                <text:list>
                  <text:list-item>
                    <text:p><text:span text:style-name="T1">物理机安装。</text:span></text:p>
                  </text:list-item>
                  <text:list-item>
                    <text:p><text:span text:style-name="T1">虚拟机安装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Mono" svg:font-family="'Noto Mono'" style:font-family-generic="modern" style:font-pitch="fixed"/>
    <style:font-face style:name="Noto Mono4" svg:font-family="'Noto Mono'" style:font-adornments="标准" style:font-family-generic="modern" style:font-pitch="fixed"/>
    <style:font-face style:name="Liberation Sans1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微软雅黑" svg:font-family="微软雅黑" style:font-family-generic="modern" style:font-pitch="variable"/>
    <style:font-face style:name="微软雅黑 Light" svg:font-family="'微软雅黑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5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1" svg:font-family="微软雅黑" style:font-family-generic="roman" style:font-pitch="variable"/>
    <style:font-face style:name="微软雅黑 Light1" svg:font-family="'微软雅黑 Light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2" svg:font-family="微软雅黑" style:font-family-generic="swiss" style:font-pitch="variable"/>
    <style:font-face style:name="微软雅黑 Light2" svg:font-family="'微软雅黑 Light'" style:font-family-generic="swiss" style:font-pitch="variable"/>
    <style:font-face style:name="微软雅黑 Light3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3" svg:font-family="微软雅黑" style:font-family-generic="system" style:font-pitch="variable"/>
    <style:font-face style:name="微软雅黑 Light4" svg:font-family="'微软雅黑 Light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4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2" style:font-family-asian="'微软雅黑 Light'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微软雅黑 Light2" fo:font-family="'微软雅黑 Light'" style:font-family-generic="swiss" style:font-pitch="variable" fo:font-size="28pt" style:font-name-asian="微软雅黑 Light2" style:font-family-asian="'微软雅黑 Light'" style:font-family-generic-asian="swiss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微软雅黑 Light2" fo:font-family="'微软雅黑 Light'" style:font-family-generic="swiss" style:font-pitch="variable" fo:font-size="24pt" style:font-name-asian="微软雅黑 Light2" style:font-family-asian="'微软雅黑 Light'" style:font-family-generic-asian="swiss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微软雅黑 Light2" fo:font-family="'微软雅黑 Light'" style:font-family-generic="swiss" style:font-pitch="variable" fo:font-size="20pt" style:font-name-asian="微软雅黑 Light2" style:font-family-asian="'微软雅黑 Light'" style:font-family-generic-asian="swiss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微软雅黑 Light2" fo:font-family="'微软雅黑 Light'" style:font-family-generic="swiss" style:font-pitch="variable" fo:font-size="20pt" style:font-name-asian="微软雅黑 Light2" style:font-family-asian="'微软雅黑 Light'" style:font-family-generic-asian="swiss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微软雅黑 Light2" fo:font-family="'微软雅黑 Light'" style:font-family-generic="swiss" style:font-pitch="variable" fo:font-size="20pt" style:font-name-asian="微软雅黑 Light2" style:font-family-asian="'微软雅黑 Light'" style:font-family-generic-asian="swiss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微软雅黑 Light2" fo:font-family="'微软雅黑 Light'" style:font-family-generic="swiss" style:font-pitch="variable" fo:font-size="20pt" style:font-name-asian="微软雅黑 Light2" style:font-family-asian="'微软雅黑 Light'" style:font-family-generic-asian="swiss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微软雅黑2" fo:font-family="微软雅黑" style:font-family-generic="swiss" style:font-pitch="variable" fo:font-size="40pt" fo:font-style="normal" fo:text-shadow="none" style:text-underline-style="none" fo:font-weight="normal" style:letter-kerning="true" fo:background-color="transparent" style:font-name-asian="微软雅黑2" style:font-family-asian="微软雅黑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8T14:34:05.655000000</dc:date>
    <meta:editing-duration>PT1H28M27S</meta:editing-duration>
    <meta:editing-cycles>50</meta:editing-cycles>
    <meta:generator>LibreOffice/6.3.4.2$Windows_X86_64 LibreOffice_project/60da17e045e08f1793c57c00ba83cdfce946d0aa</meta:generator>
    <meta:document-statistic meta:object-count="41"/>
  </office:meta>
</office:document-meta>
</file>